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4"/>CLOUDANT</text:p>
      <text:p text:style-name="Standard"/>
      <text:p text:style-name="P1"><text:span text:style-name="T1">Cloudant</text:span> is an IBM software product, which is primarily delivered as a cloud-based service. Cloudant is an open source non-relational, distributed database service of the same name that requires zero-configuration. Cloudant is based on the Apache-backed CouchDB project and the open source BigCouch project. <text:s/>Cloudant provides an HTTP API to your JSON data, and 24-hour operational support and maintenance. Cloudant is <text:s/>available in IBM Bluemix<text:a xlink:type="simple" xlink:href="https://www.ng.bluemix.net/docs/?cm_mmc=dw-_-bluemix-_-ibmsite-_-cloudantdocs"> </text:a>and www.cloud.com. Bluemix is an open-standards, cloud platform for building, running, and managing applications.</text:p>
      <text:p text:style-name="P1"/>
      <text:p text:style-name="P1"/>
      <text:p text:style-name="P1">All requests to Cloudant go over the web, which means any system that can speak to the web, can speak to Cloudant. All language-specific libraries for Cloudant are really just wrappers that provide some convenience and linguistic niceties to help you work with a simple API. Cloudant stores documents using JSON (JavaScript Object Notion) encoding, so anything encoded into JSON can be stored as a document. Files like images, videos, and audio are called BLObs (binary large objects) and can be stored as attachments within documents. </text:p>
      <text:p text:style-name="P1"/>
      <text:p text:style-name="P1"><text:s text:c="22"/></text:p>
      <text:p text:style-name="P1"><text:s text:c="68"/><draw:frame draw:style-name="fr1" draw:name="graphics1" text:anchor-type="as-char" svg:width="3.2028in" svg:height="1.1917in" draw:z-index="0"><draw:image xlink:href="https://encrypted-tbn0.gstatic.com/images?q=tbn:ANd9GcQSK418J4x-fqzyYB2kfpbyYyByu-374332WQvvy9zPF3VYr1mL" xlink:type="simple" xlink:show="embed" xlink:actuate="onLoad"/></draw:frame> <text:s text:c="5"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ha kiranmai</meta:initial-creator>
    <meta:creation-date>2016-08-29T23:44:32.23</meta:creation-date>
    <dc:date>2016-08-30T00:04:46.25</dc:date>
    <dc:creator>usha kiranmai</dc:creator>
    <meta:editing-duration>PT20M14S</meta:editing-duration>
    <meta:editing-cycles>2</meta:editing-cycles>
    <meta:generator>OpenOffice/4.0.1$Win32 OpenOffice.org_project/401m5$Build-9714</meta:generator>
    <meta:document-statistic meta:table-count="0" meta:image-count="1" meta:object-count="0" meta:page-count="1" meta:paragraph-count="6" meta:word-count="166" meta:character-count="1264"/>
  </office:meta>
</office:document-meta>
</file>